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Plan <text:s text:c="2"/>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4">10/3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3">VBooks Test Plan <text:s text:c="2"/>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Pavan Reddy, Sudhakar Reddy, Jaipal Reddy, Sarat, Shahid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6157386581" text:style-name="L1">
              <text:list-item>
                <text:p text:style-name="P5">Vbooks Test Plan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44934939" text:style-name="L2">
              <text:list-item>
                <text:p text:style-name="P6">Create Vbooks Test Plan (Shahid, Sarat)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All the <text:s/>invitees have attended the meeting on VBooks Test Plan<text:span text:style-name="T4"> <text:s/>Meeting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7:56</dc:date>
    <dc:creator>jaipal </dc:creator>
    <meta:editing-duration>PT1H47M26S</meta:editing-duration>
    <meta:editing-cycles>114</meta:editing-cycles>
    <meta:document-statistic meta:table-count="1" meta:image-count="1" meta:object-count="0" meta:page-count="1" meta:paragraph-count="19" meta:word-count="64" meta:character-count="418" meta:non-whitespace-character-count="355"/>
  </office:meta>
</office:document-meta>
</file>